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style:font-size-asian="11pt" style:font-size-complex="11pt"/>
    </style:style>
    <style:style style:name="P3" style:family="paragraph" style:parent-style-name="Text_20_body" style:list-style-name="L1">
      <style:paragraph-properties fo:margin-top="0cm" fo:margin-bottom="0.282cm" style:contextual-spacing="false" fo:line-height="116%"/>
      <style:text-properties style:font-size-asian="11pt" style:font-size-complex="11pt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Preformatted_20_Text">
      <style:text-properties style:font-name="Carlito" fo:font-size="11pt" style:font-size-asian="11pt" style:font-size-complex="11pt"/>
    </style:style>
    <style:style style:name="P6" style:family="paragraph" style:parent-style-name="Text_20_body">
      <style:text-properties style:font-name="Liberation Mono" fo:font-size="11pt" style:font-name-asian="Liberation Mono" style:font-size-asian="11pt" style:font-name-complex="Liberation Mono" style:font-size-complex="11pt"/>
    </style:style>
    <style:style style:name="T1" style:family="text">
      <style:text-properties style:font-name="Carlit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to use template tags and filters?</text:span></text:span></text:h>
      <text:p text:style-name="P2"><text:span text:style-name="Strong_20_Emphasis"><text:span text:style-name="T1">Answer:</text:span></text:span></text:p>
      <text:list text:style-name="L1">
        <text:list-item>
          <text:p text:style-name="P3"><text:span text:style-name="Strong_20_Emphasis"><text:span text:style-name="T1">Template Tags</text:span></text:span><text:span text:style-name="T1"> are enclosed in </text:span><text:span text:style-name="Source_20_Text"><text:span text:style-name="T1">{% %}</text:span></text:span><text:span text:style-name="T1"> and used for logic like loops, conditions, includes, etc.</text:span></text:p>
        </text:list-item>
        <text:list-item>
          <text:p text:style-name="P3"><text:span text:style-name="Strong_20_Emphasis"><text:span text:style-name="T1">Template Filters</text:span></text:span><text:span text:style-name="T1"> are applied to variables using the pipe </text:span><text:span text:style-name="Source_20_Text"><text:span text:style-name="T1">|</text:span></text:span><text:span text:style-name="T1"> symbol to transform output.</text:span></text:p>
        </text:list-item>
      </text:list>
      <text:p text:style-name="P4"><text:span text:style-name="Strong_20_Emphasis"><text:span text:style-name="T1">Example Tags:</text:span></text:span></text:p>
      <text:p text:style-name="P5">{% if user.is_authenticated %}</text:p>
      <text:p text:style-name="P5"><text:s text:c="2"/>Welcome, {{ user.username }}!</text:p>
      <text:p text:style-name="P5">{% else %}</text:p>
      <text:p text:style-name="P5"><text:s text:c="2"/>Please log in.</text:p>
      <text:p text:style-name="P5">{% endif %}</text:p>
      <text:p text:style-name="P5"/>
      <text:p text:style-name="P5">{% for item in items %}</text:p>
      <text:p text:style-name="P5"><text:s text:c="2"/>&lt;p&gt;{{ item }}&lt;/p&gt;</text:p>
      <text:p text:style-name="P5">{% endfor %}</text:p>
      <text:p text:style-name="P5"/>
      <text:p text:style-name="P6"><text:span text:style-name="Strong_20_Emphasis"><text:span text:style-name="T1">Example Filters:</text:span></text:span></text:p>
      <text:p text:style-name="P5">{{ name|upper }} <text:s text:c="5"/>{# converts name to uppercase #}</text:p>
      <text:p text:style-name="P5">{{ date|date:"Y-m-d" }} {# formats date #}</text:p>
      <text:p text:style-name="P5">{{ text|truncatechars:50 }} {# limits characters #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6</meta:editing-cycles>
    <meta:creation-date>2025-06-16T14:44:11.283074600</meta:creation-date>
    <meta:editing-duration>PT6M18S</meta:editing-duration>
    <meta:generator>LibreOffice/25.2.4.3$Windows_X86_64 LibreOffice_project/33e196637044ead23f5c3226cde09b47731f7e27</meta:generator>
    <dc:title>Carlito Default</dc:title>
    <dc:date>2025-06-16T15:20:29.695171000</dc:date>
    <meta:document-statistic meta:table-count="0" meta:image-count="0" meta:object-count="0" meta:page-count="1" meta:paragraph-count="17" meta:word-count="96" meta:character-count="553" meta:non-whitespace-character-count="465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